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9791" officeooo:paragraph-rsid="001297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8T12:54:44.495821029</meta:creation-date>
    <dc:date>2023-09-08T12:55:03.375085672</dc:date>
    <meta:editing-duration>PT19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4.7.2$Linux_X86_64 LibreOffice_project/40$Build-2</meta:generator>
  </office:meta>
</office:document-meta>
</file>